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s 0</text:p>
          </table:table-cell>
          <table:table-cell office:value-type="string" calcext:value-type="string">
            <text:p>Mean return 0</text:p>
          </table:table-cell>
          <table:table-cell office:value-type="string" calcext:value-type="string">
            <text:p>Var return 0</text:p>
          </table:table-cell>
          <table:table-cell office:value-type="string" calcext:value-type="string">
            <text:p>Covariance</text:p>
          </table:table-cell>
          <table:table-cell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/[.B2]-1" office:value-type="float" office:value="-0.00359227660529848" calcext:value-type="float">
            <text:p>-0.0036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/[.B3]-1" office:value-type="float" office:value="-0.00495718792248778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/[.B4]-1" office:value-type="float" office:value="0.00407608695652195" calcext:value-type="float">
            <text:p>0.0041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/[.B5]-1" office:value-type="float" office:value="0.000451059990978608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6]-1" office:value-type="float" office:value="-0.00225428313796217" calcext:value-type="float">
            <text:p>-0.0023</text:p>
          </table:table-cell>
          <table:table-cell table:formula="of:=AVERAGE([.C3:.C7])" office:value-type="float" office:value="-0.00125532014364957" calcext:value-type="float">
            <text:p>-0.0013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7]-1" office:value-type="float" office:value="0.00451875282422054" calcext:value-type="float">
            <text:p>0.0045</text:p>
          </table:table-cell>
          <table:table-cell table:formula="of:=AVERAGE([.C4:.C8])" office:value-type="float" office:value="0.00036688574225423" calcext:value-type="float">
            <text:p>0.0004</text:p>
          </table:table-cell>
          <table:table-cell table:formula="of:=(POWER([.C8]-[.D8];2)+POWER([.C7]-[.D8];2)+POWER([.C6]-[.D8];2)+POWER([.C5]-[.D8];2)+POWER([.C4]-[.D8];2))/5" office:value-type="float" office:value="0.0000132439091809206" calcext:value-type="float">
            <text:p>1.32439091809206E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8]-1" office:value-type="float" office:value="0.00899685110211412" calcext:value-type="float">
            <text:p>0.0090</text:p>
          </table:table-cell>
          <table:table-cell table:formula="of:=AVERAGE([.C5:.C9])" office:value-type="float" office:value="0.00315769354717461" calcext:value-type="float">
            <text:p>0.0032</text:p>
          </table:table-cell>
          <table:table-cell table:formula="of:=(POWER([.C9]-[.D9];2)+POWER([.C8]-[.D9];2)+POWER([.C7]-[.D9];2)+POWER([.C6]-[.D9];2)+POWER([.C5]-[.D9];2))/5" office:value-type="float" office:value="0.0000146814093218726" calcext:value-type="float">
            <text:p>1.46814093218726E-05</text:p>
          </table:table-cell>
          <table:table-cell table:formula="of:=(([.C9]-[.D9])*([.C7]-[.D7])+([.C8]-[.D9])*([.C6]-[.D7])+([.C7]-[.D9])*([.C5]-[.D7])+([.C6]-[.D9])*([.C4]-[.D7])+([.C5]-[.D9])*([.C3]-[.D7]))/5" office:value-type="float" office:value="-0.00000489814291790991" calcext:value-type="float">
            <text:p>-4.89814291790991E-06</text:p>
          </table:table-cell>
          <table:table-cell table:formula="of:=[.F9]/(SQRT([.E9])*SQRT([.E7]))" office:value-type="float" office:value="-0.398321938835211" calcext:value-type="float">
            <text:p>-0.3983219388352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9]-1" office:value-type="float" office:value="-0.00847079803834161" calcext:value-type="float">
            <text:p>-0.0085</text:p>
          </table:table-cell>
          <table:table-cell table:formula="of:=AVERAGE([.C6:.C10])" office:value-type="float" office:value="0.000648316548201899" calcext:value-type="float">
            <text:p>0.0006</text:p>
          </table:table-cell>
          <table:table-cell table:formula="of:=(POWER([.C10]-[.D10];2)+POWER([.C9]-[.D10];2)+POWER([.C8]-[.D10];2)+POWER([.C7]-[.D10];2)+POWER([.C6]-[.D10];2))/5" office:value-type="float" office:value="0.0000352601104189171" calcext:value-type="float">
            <text:p>3.52601104189171E-05</text:p>
          </table:table-cell>
          <table:table-cell table:formula="of:=(([.C10]-[.D10])*([.C8]-[.D8])+([.C9]-[.D10])*([.C7]-[.D8])+([.C8]-[.D10])*([.C6]-[.D8])+([.C7]-[.D10])*([.C5]-[.D8])+([.C6]-[.D10])*([.C4]-[.D8]))/5" office:value-type="float" office:value="-0.0000138269194819696" calcext:value-type="float">
            <text:p>-1.38269194819696E-05</text:p>
          </table:table-cell>
          <table:table-cell table:formula="of:=[.F10]/(SQRT([.E10])*SQRT([.E8]))" office:value-type="float" office:value="-0.639846064188816" calcext:value-type="float">
            <text:p>-0.6398460641888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10]-1" office:value-type="float" office:value="0.00224820143884896" calcext:value-type="float">
            <text:p>0.0022</text:p>
          </table:table-cell>
          <table:table-cell table:formula="of:=AVERAGE([.C7:.C11])" office:value-type="float" office:value="0.00100774483777597" calcext:value-type="float">
            <text:p>0.0010</text:p>
          </table:table-cell>
          <table:table-cell table:formula="of:=(POWER([.C11]-[.D11];2)+POWER([.C10]-[.D11];2)+POWER([.C9]-[.D11];2)+POWER([.C8]-[.D11];2)+POWER([.C7]-[.D11];2))/5" office:value-type="float" office:value="0.0000356350660263616" calcext:value-type="float">
            <text:p>3.56350660263616E-05</text:p>
          </table:table-cell>
          <table:table-cell table:formula="of:=(([.C11]-[.D11])*([.C9]-[.D9])+([.C10]-[.D11])*([.C8]-[.D9])+([.C9]-[.D11])*([.C7]-[.D9])+([.C8]-[.D11])*([.C6]-[.D9])+([.C7]-[.D11])*([.C5]-[.D9]))/5" office:value-type="float" office:value="-0.0000122786662089147" calcext:value-type="float">
            <text:p>-1.22786662089147E-05</text:p>
          </table:table-cell>
          <table:table-cell table:formula="of:=[.F11]/(SQRT([.E11])*SQRT([.E9]))" office:value-type="float" office:value="-0.536819812375087" calcext:value-type="float">
            <text:p>-0.53681981237508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11]-1" office:value-type="float" office:value="-0.00628084342754598" calcext:value-type="float">
            <text:p>-0.0063</text:p>
          </table:table-cell>
          <table:table-cell table:formula="of:=AVERAGE([.C8:.C12])" office:value-type="float" office:value="0.000202432779859207" calcext:value-type="float">
            <text:p>0.0002</text:p>
          </table:table-cell>
          <table:table-cell table:formula="of:=(POWER([.C12]-[.D12];2)+POWER([.C11]-[.D12];2)+POWER([.C10]-[.D12];2)+POWER([.C9]-[.D12];2)+POWER([.C8]-[.D12];2))/5" office:value-type="float" office:value="0.0000434830769931135" calcext:value-type="float">
            <text:p>4.34830769931135E-05</text:p>
          </table:table-cell>
          <table:table-cell table:formula="of:=(([.C12]-[.D12])*([.C10]-[.D10])+([.C11]-[.D12])*([.C9]-[.D10])+([.C10]-[.D12])*([.C8]-[.D10])+([.C9]-[.D12])*([.C7]-[.D10])+([.C8]-[.D12])*([.C6]-[.D10]))/5" office:value-type="float" office:value="0.00000325072469747625" calcext:value-type="float">
            <text:p>3.25072469747625E-06</text:p>
          </table:table-cell>
          <table:table-cell table:formula="of:=[.F12]/(SQRT([.E12])*SQRT([.E10]))" office:value-type="float" office:value="0.083019138550475" calcext:value-type="float">
            <text:p>0.0830191385504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12]-1" office:value-type="float" office:value="0.0108352144469528" calcext:value-type="float">
            <text:p>0.0108</text:p>
          </table:table-cell>
          <table:table-cell table:formula="of:=AVERAGE([.C9:.C13])" office:value-type="float" office:value="0.00146572510440566" calcext:value-type="float">
            <text:p>0.0015</text:p>
          </table:table-cell>
          <table:table-cell table:formula="of:=(POWER([.C13]-[.D13];2)+POWER([.C12]-[.D13];2)+POWER([.C11]-[.D13];2)+POWER([.C10]-[.D13];2)+POWER([.C9]-[.D13];2))/5" office:value-type="float" office:value="0.0000607722549468008" calcext:value-type="float">
            <text:p>6.07722549468008E-05</text:p>
          </table:table-cell>
          <table:table-cell table:formula="of:=(([.C13]-[.D13])*([.C11]-[.D11])+([.C12]-[.D13])*([.C10]-[.D11])+([.C11]-[.D13])*([.C9]-[.D11])+([.C10]-[.D13])*([.C8]-[.D11])+([.C9]-[.D13])*([.C7]-[.D11]))/5" office:value-type="float" office:value="0.00000636919153134381" calcext:value-type="float">
            <text:p>6.36919153134381E-06</text:p>
          </table:table-cell>
          <table:table-cell table:formula="of:=[.F13]/(SQRT([.E13])*SQRT([.E11]))" office:value-type="float" office:value="0.136865141115805" calcext:value-type="float">
            <text:p>0.1368651411158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13]-1" office:value-type="float" office:value="-0.000446627958910262" calcext:value-type="float">
            <text:p>-0.0004</text:p>
          </table:table-cell>
          <table:table-cell table:formula="of:=AVERAGE([.C10:.C14])" office:value-type="float" office:value="-0.00042297070779922" calcext:value-type="float">
            <text:p>-0.0004</text:p>
          </table:table-cell>
          <table:table-cell table:formula="of:=(POWER([.C14]-[.D14];2)+POWER([.C13]-[.D14];2)+POWER([.C12]-[.D14];2)+POWER([.C11]-[.D14];2)+POWER([.C10]-[.D14];2))/5" office:value-type="float" office:value="0.0000465929301648432" calcext:value-type="float">
            <text:p>4.65929301648432E-05</text:p>
          </table:table-cell>
          <table:table-cell table:formula="of:=(([.C14]-[.D14])*([.C12]-[.D12])+([.C13]-[.D14])*([.C11]-[.D12])+([.C12]-[.D14])*([.C10]-[.D12])+([.C11]-[.D14])*([.C9]-[.D12])+([.C10]-[.D14])*([.C8]-[.D12]))/5" office:value-type="float" office:value="0.0000125492215779925" calcext:value-type="float">
            <text:p>1.25492215779925E-05</text:p>
          </table:table-cell>
          <table:table-cell table:formula="of:=[.F14]/(SQRT([.E14])*SQRT([.E12]))" office:value-type="float" office:value="0.278802485792255" calcext:value-type="float">
            <text:p>0.2788024857922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4]-1" office:value-type="float" office:value="0.0102770330652369" calcext:value-type="float">
            <text:p>0.0103</text:p>
          </table:table-cell>
          <table:table-cell table:formula="of:=AVERAGE([.C11:.C15])" office:value-type="float" office:value="0.00332659551291647" calcext:value-type="float">
            <text:p>0.0033</text:p>
          </table:table-cell>
          <table:table-cell table:formula="of:=(POWER([.C15]-[.D15];2)+POWER([.C14]-[.D15];2)+POWER([.C13]-[.D15];2)+POWER([.C12]-[.D15];2)+POWER([.C11]-[.D15];2))/5" office:value-type="float" office:value="0.0000424781945214633" calcext:value-type="float">
            <text:p>4.24781945214633E-05</text:p>
          </table:table-cell>
          <table:table-cell table:formula="of:=(([.C15]-[.D15])*([.C13]-[.D13])+([.C14]-[.D15])*([.C12]-[.D13])+([.C13]-[.D15])*([.C11]-[.D13])+([.C12]-[.D15])*([.C10]-[.D13])+([.C11]-[.D15])*([.C9]-[.D13]))/5" office:value-type="float" office:value="0.0000375139838262135" calcext:value-type="float">
            <text:p>3.75139838262135E-05</text:p>
          </table:table-cell>
          <table:table-cell table:formula="of:=[.F15]/(SQRT([.E15])*SQRT([.E13]))" office:value-type="float" office:value="0.738341852068621" calcext:value-type="float">
            <text:p>0.738341852068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5]-1" office:value-type="float" office:value="0.033171163202123" calcext:value-type="float">
            <text:p>0.0332</text:p>
          </table:table-cell>
          <table:table-cell table:formula="of:=AVERAGE([.C12:.C16])" office:value-type="float" office:value="0.00951118786557128" calcext:value-type="float">
            <text:p>0.0095</text:p>
          </table:table-cell>
          <table:table-cell table:formula="of:=(POWER([.C16]-[.D16];2)+POWER([.C15]-[.D16];2)+POWER([.C14]-[.D16];2)+POWER([.C13]-[.D16];2)+POWER([.C12]-[.D16];2))/5" office:value-type="float" office:value="0.000182136069308276" calcext:value-type="float">
            <text:p>0.000182136069308</text:p>
          </table:table-cell>
          <table:table-cell table:formula="of:=(([.C16]-[.D16])*([.C14]-[.D14])+([.C15]-[.D16])*([.C13]-[.D14])+([.C14]-[.D16])*([.C12]-[.D14])+([.C13]-[.D16])*([.C11]-[.D14])+([.C12]-[.D16])*([.C10]-[.D14]))/5" office:value-type="float" office:value="0.0000394044317435052" calcext:value-type="float">
            <text:p>3.94044317435052E-05</text:p>
          </table:table-cell>
          <table:table-cell table:formula="of:=[.F16]/(SQRT([.E16])*SQRT([.E14]))" office:value-type="float" office:value="0.427747103341242" calcext:value-type="float">
            <text:p>0.4277471033412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6]-1" office:value-type="float" office:value="0.0295376712328768" calcext:value-type="float">
            <text:p>0.0295</text:p>
          </table:table-cell>
          <table:table-cell table:formula="of:=AVERAGE([.C13:.C17])" office:value-type="float" office:value="0.0166748907976558" calcext:value-type="float">
            <text:p>0.0167</text:p>
          </table:table-cell>
          <table:table-cell table:formula="of:=(POWER([.C17]-[.D17];2)+POWER([.C16]-[.D17];2)+POWER([.C15]-[.D17];2)+POWER([.C14]-[.D17];2)+POWER([.C13]-[.D17];2))/5" office:value-type="float" office:value="0.000161151786348753" calcext:value-type="float">
            <text:p>0.000161151786349</text:p>
          </table:table-cell>
          <table:table-cell table:formula="of:=(([.C17]-[.D17])*([.C15]-[.D15])+([.C16]-[.D17])*([.C14]-[.D15])+([.C15]-[.D17])*([.C13]-[.D15])+([.C14]-[.D17])*([.C12]-[.D15])+([.C13]-[.D17])*([.C11]-[.D15]))/5" office:value-type="float" office:value="0.0000299820345231757" calcext:value-type="float">
            <text:p>2.99820345231757E-05</text:p>
          </table:table-cell>
          <table:table-cell table:formula="of:=[.F17]/(SQRT([.E17])*SQRT([.E15]))" office:value-type="float" office:value="0.362376906495849" calcext:value-type="float">
            <text:p>0.3623769064958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7]-1" office:value-type="float" office:value="-0.0124740124740125" calcext:value-type="float">
            <text:p>-0.0125</text:p>
          </table:table-cell>
          <table:table-cell table:formula="of:=AVERAGE([.C14:.C18])" office:value-type="float" office:value="0.0120130454134628" calcext:value-type="float">
            <text:p>0.0120</text:p>
          </table:table-cell>
          <table:table-cell table:formula="of:=(POWER([.C18]-[.D18];2)+POWER([.C17]-[.D18];2)+POWER([.C16]-[.D18];2)+POWER([.C15]-[.D18];2)+POWER([.C14]-[.D18];2))/5" office:value-type="float" office:value="0.000302530332374654" calcext:value-type="float">
            <text:p>0.000302530332375</text:p>
          </table:table-cell>
          <table:table-cell table:formula="of:=(([.C18]-[.D18])*([.C16]-[.D16])+([.C17]-[.D18])*([.C15]-[.D16])+([.C16]-[.D18])*([.C14]-[.D16])+([.C15]-[.D18])*([.C13]-[.D16])+([.C14]-[.D18])*([.C12]-[.D16]))/5" office:value-type="float" office:value="-0.000116433129990187" calcext:value-type="float">
            <text:p>-0.00011643312999</text:p>
          </table:table-cell>
          <table:table-cell table:formula="of:=[.F18]/(SQRT([.E18])*SQRT([.E16]))" office:value-type="float" office:value="-0.496014223469083" calcext:value-type="float">
            <text:p>-0.49601422346908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8]-1" office:value-type="float" office:value="0.00336842105263146" calcext:value-type="float">
            <text:p>0.0034</text:p>
          </table:table-cell>
          <table:table-cell table:formula="of:=AVERAGE([.C15:.C19])" office:value-type="float" office:value="0.0127760552157711" calcext:value-type="float">
            <text:p>0.0128</text:p>
          </table:table-cell>
          <table:table-cell table:formula="of:=(POWER([.C19]-[.D19];2)+POWER([.C18]-[.D19];2)+POWER([.C17]-[.D19];2)+POWER([.C16]-[.D19];2)+POWER([.C15]-[.D19];2))/5" office:value-type="float" office:value="0.000285845362374967" calcext:value-type="float">
            <text:p>0.000285845362375</text:p>
          </table:table-cell>
          <table:table-cell table:formula="of:=(([.C19]-[.D19])*([.C17]-[.D17])+([.C18]-[.D19])*([.C16]-[.D17])+([.C17]-[.D19])*([.C15]-[.D17])+([.C16]-[.D19])*([.C14]-[.D17])+([.C15]-[.D19])*([.C13]-[.D17]))/5" office:value-type="float" office:value="-0.000195876101103657" calcext:value-type="float">
            <text:p>-0.000195876101104</text:p>
          </table:table-cell>
          <table:table-cell table:formula="of:=[.F19]/(SQRT([.E19])*SQRT([.E17]))" office:value-type="float" office:value="-0.912637507908398" calcext:value-type="float">
            <text:p>-0.9126375079083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9]-1" office:value-type="float" office:value="0.00503566932438115" calcext:value-type="float">
            <text:p>0.0050</text:p>
          </table:table-cell>
          <table:table-cell table:formula="of:=AVERAGE([.C16:.C20])" office:value-type="float" office:value="0.0117277824676" calcext:value-type="float">
            <text:p>0.0117</text:p>
          </table:table-cell>
          <table:table-cell table:formula="of:=(POWER([.C20]-[.D20];2)+POWER([.C19]-[.D20];2)+POWER([.C18]-[.D20];2)+POWER([.C17]-[.D20];2)+POWER([.C16]-[.D20];2))/5" office:value-type="float" office:value="0.000295480179028162" calcext:value-type="float">
            <text:p>0.000295480179028</text:p>
          </table:table-cell>
          <table:table-cell table:formula="of:=(([.C20]-[.D20])*([.C18]-[.D18])+([.C19]-[.D20])*([.C17]-[.D18])+([.C18]-[.D20])*([.C16]-[.D18])+([.C17]-[.D20])*([.C15]-[.D18])+([.C16]-[.D20])*([.C14]-[.D18]))/5" office:value-type="float" office:value="-0.000158556930759864" calcext:value-type="float">
            <text:p>-0.00015855693076</text:p>
          </table:table-cell>
          <table:table-cell table:formula="of:=[.F20]/(SQRT([.E20])*SQRT([.E18]))" office:value-type="float" office:value="-0.530318272658594" calcext:value-type="float">
            <text:p>-0.5303182726585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20]-1" office:value-type="float" office:value="-0.0133611691022965" calcext:value-type="float">
            <text:p>-0.0134</text:p>
          </table:table-cell>
          <table:table-cell table:formula="of:=AVERAGE([.C17:.C21])" office:value-type="float" office:value="0.00242131600671609" calcext:value-type="float">
            <text:p>0.0024</text:p>
          </table:table-cell>
          <table:table-cell table:formula="of:=(POWER([.C21]-[.D21];2)+POWER([.C20]-[.D21];2)+POWER([.C19]-[.D21];2)+POWER([.C18]-[.D21];2)+POWER([.C17]-[.D21];2))/5" office:value-type="float" office:value="0.000242797243750784" calcext:value-type="float">
            <text:p>0.000242797243751</text:p>
          </table:table-cell>
          <table:table-cell table:formula="of:=(([.C21]-[.D21])*([.C19]-[.D19])+([.C20]-[.D21])*([.C18]-[.D19])+([.C19]-[.D21])*([.C17]-[.D19])+([.C18]-[.D21])*([.C16]-[.D19])+([.C17]-[.D21])*([.C15]-[.D19]))/5" office:value-type="float" office:value="-0.0000546435892492679" calcext:value-type="float">
            <text:p>-5.46435892492679E-05</text:p>
          </table:table-cell>
          <table:table-cell table:formula="of:=[.F21]/(SQRT([.E21])*SQRT([.E19]))" office:value-type="float" office:value="-0.207420542938143" calcext:value-type="float">
            <text:p>-0.2074205429381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21]-1" office:value-type="float" office:value="0.00804062632247149" calcext:value-type="float">
            <text:p>0.0080</text:p>
          </table:table-cell>
          <table:table-cell table:formula="of:=AVERAGE([.C18:.C22])" office:value-type="float" office:value="-0.00187809297536496" calcext:value-type="float">
            <text:p>-0.0019</text:p>
          </table:table-cell>
          <table:table-cell table:formula="of:=(POWER([.C22]-[.D22];2)+POWER([.C21]-[.D22];2)+POWER([.C20]-[.D22];2)+POWER([.C19]-[.D22];2)+POWER([.C18]-[.D22];2))/5" office:value-type="float" office:value="0.00008356831169027" calcext:value-type="float">
            <text:p>8.356831169027E-05</text:p>
          </table:table-cell>
          <table:table-cell table:formula="of:=(([.C22]-[.D22])*([.C20]-[.D20])+([.C21]-[.D22])*([.C19]-[.D20])+([.C20]-[.D22])*([.C18]-[.D20])+([.C19]-[.D22])*([.C17]-[.D20])+([.C18]-[.D22])*([.C16]-[.D20]))/5" office:value-type="float" office:value="-0.0000542967941055226" calcext:value-type="float">
            <text:p>-5.42967941055226E-05</text:p>
          </table:table-cell>
          <table:table-cell table:formula="of:=[.F22]/(SQRT([.E22])*SQRT([.E20]))" office:value-type="float" office:value="-0.345532734410295" calcext:value-type="float">
            <text:p>-0.3455327344102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22]-1" office:value-type="float" office:value="0.00209907640638129" calcext:value-type="float">
            <text:p>0.0021</text:p>
          </table:table-cell>
          <table:table-cell table:formula="of:=AVERAGE([.C19:.C23])" office:value-type="float" office:value="0.00103652480071379" calcext:value-type="float">
            <text:p>0.0010</text:p>
          </table:table-cell>
          <table:table-cell table:formula="of:=(POWER([.C23]-[.D23];2)+POWER([.C22]-[.D23];2)+POWER([.C21]-[.D23];2)+POWER([.C20]-[.D23];2)+POWER([.C19]-[.D23];2))/5" office:value-type="float" office:value="0.000055782188163492" calcext:value-type="float">
            <text:p>5.5782188163492E-05</text:p>
          </table:table-cell>
          <table:table-cell table:formula="of:=(([.C23]-[.D23])*([.C21]-[.D21])+([.C22]-[.D23])*([.C20]-[.D21])+([.C21]-[.D23])*([.C19]-[.D21])+([.C20]-[.D23])*([.C18]-[.D21])+([.C19]-[.D23])*([.C17]-[.D21]))/5" office:value-type="float" office:value="-0.00000168613631856009" calcext:value-type="float">
            <text:p>-1.68613631856009E-06</text:p>
          </table:table-cell>
          <table:table-cell table:formula="of:=[.F23]/(SQRT([.E23])*SQRT([.E21]))" office:value-type="float" office:value="-0.0144884869413386" calcext:value-type="float">
            <text:p>-0.0144884869413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23]-1" office:value-type="float" office:value="-0.00921658986175122" calcext:value-type="float">
            <text:p>-0.0092</text:p>
          </table:table-cell>
          <table:table-cell table:formula="of:=AVERAGE([.C20:.C24])" office:value-type="float" office:value="-0.00148047738216275" calcext:value-type="float">
            <text:p>-0.0015</text:p>
          </table:table-cell>
          <table:table-cell table:formula="of:=(POWER([.C24]-[.D24];2)+POWER([.C23]-[.D24];2)+POWER([.C22]-[.D24];2)+POWER([.C21]-[.D24];2)+POWER([.C20]-[.D24];2))/5" office:value-type="float" office:value="0.0000693846122052762" calcext:value-type="float">
            <text:p>6.93846122052762E-05</text:p>
          </table:table-cell>
          <table:table-cell table:formula="of:=(([.C24]-[.D24])*([.C22]-[.D22])+([.C23]-[.D24])*([.C21]-[.D22])+([.C22]-[.D24])*([.C20]-[.D22])+([.C21]-[.D24])*([.C19]-[.D22])+([.C20]-[.D24])*([.C18]-[.D22]))/5" office:value-type="float" office:value="-0.0000366773501333301" calcext:value-type="float">
            <text:p>-3.66773501333301E-05</text:p>
          </table:table-cell>
          <table:table-cell table:formula="of:=[.F24]/(SQRT([.E24])*SQRT([.E22]))" office:value-type="float" office:value="-0.481665515454997" calcext:value-type="float">
            <text:p>-0.48166551545499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4]-1" office:value-type="float" office:value="-0.0194503171247357" calcext:value-type="float">
            <text:p>-0.0195</text:p>
          </table:table-cell>
          <table:table-cell table:formula="of:=AVERAGE([.C21:.C25])" office:value-type="float" office:value="-0.00637767467198611" calcext:value-type="float">
            <text:p>-0.0064</text:p>
          </table:table-cell>
          <table:table-cell table:formula="of:=(POWER([.C25]-[.D25];2)+POWER([.C24]-[.D25];2)+POWER([.C23]-[.D25];2)+POWER([.C22]-[.D25];2)+POWER([.C21]-[.D25];2))/5" office:value-type="float" office:value="0.000101493065404333" calcext:value-type="float">
            <text:p>0.000101493065404</text:p>
          </table:table-cell>
          <table:table-cell table:formula="of:=(([.C25]-[.D25])*([.C23]-[.D23])+([.C24]-[.D25])*([.C22]-[.D23])+([.C23]-[.D25])*([.C21]-[.D23])+([.C22]-[.D25])*([.C20]-[.D23])+([.C21]-[.D25])*([.C19]-[.D23]))/5" office:value-type="float" office:value="-0.0000228887979544726" calcext:value-type="float">
            <text:p>-2.28887979544726E-05</text:p>
          </table:table-cell>
          <table:table-cell table:formula="of:=[.F25]/(SQRT([.E25])*SQRT([.E23]))" office:value-type="float" office:value="-0.304198471487219" calcext:value-type="float">
            <text:p>-0.30419847148721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5]-1" office:value-type="float" office:value="-0.00388098318240615" calcext:value-type="float">
            <text:p>-0.0039</text:p>
          </table:table-cell>
          <table:table-cell table:formula="of:=AVERAGE([.C22:.C26])" office:value-type="float" office:value="-0.00448163748800805" calcext:value-type="float">
            <text:p>-0.0045</text:p>
          </table:table-cell>
          <table:table-cell table:formula="of:=(POWER([.C26]-[.D26];2)+POWER([.C25]-[.D26];2)+POWER([.C24]-[.D26];2)+POWER([.C23]-[.D26];2)+POWER([.C22]-[.D26];2))/5" office:value-type="float" office:value="0.0000893909631884985" calcext:value-type="float">
            <text:p>8.93909631884985E-05</text:p>
          </table:table-cell>
          <table:table-cell table:formula="of:=(([.C26]-[.D26])*([.C24]-[.D24])+([.C25]-[.D26])*([.C23]-[.D24])+([.C24]-[.D26])*([.C22]-[.D24])+([.C23]-[.D26])*([.C21]-[.D24])+([.C22]-[.D26])*([.C20]-[.D24]))/5" office:value-type="float" office:value="-0.0000199792841500118" calcext:value-type="float">
            <text:p>-1.99792841500118E-05</text:p>
          </table:table-cell>
          <table:table-cell table:formula="of:=[.F26]/(SQRT([.E26])*SQRT([.E24]))" office:value-type="float" office:value="-0.253688939213987" calcext:value-type="float">
            <text:p>-0.25368893921398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6]-1" office:value-type="float" office:value="0.00995670995670972" calcext:value-type="float">
            <text:p>0.0100</text:p>
          </table:table-cell>
          <table:table-cell table:formula="of:=AVERAGE([.C23:.C27])" office:value-type="float" office:value="-0.0040984207611604" calcext:value-type="float">
            <text:p>-0.0041</text:p>
          </table:table-cell>
          <table:table-cell table:formula="of:=(POWER([.C27]-[.D27];2)+POWER([.C26]-[.D27];2)+POWER([.C25]-[.D27];2)+POWER([.C24]-[.D27];2)+POWER([.C23]-[.D27];2))/5" office:value-type="float" office:value="0.0000995758653277912" calcext:value-type="float">
            <text:p>9.95758653277912E-05</text:p>
          </table:table-cell>
          <table:table-cell table:formula="of:=(([.C27]-[.D27])*([.C25]-[.D25])+([.C26]-[.D27])*([.C24]-[.D25])+([.C25]-[.D27])*([.C23]-[.D25])+([.C24]-[.D27])*([.C22]-[.D25])+([.C23]-[.D27])*([.C21]-[.D25]))/5" office:value-type="float" office:value="-0.0000863129357971376" calcext:value-type="float">
            <text:p>-8.63129357971376E-05</text:p>
          </table:table-cell>
          <table:table-cell table:formula="of:=[.F27]/(SQRT([.E27])*SQRT([.E25]))" office:value-type="float" office:value="-0.858579785604583" calcext:value-type="float">
            <text:p>-0.85857978560458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7]-1" office:value-type="float" office:value="-0.0278611230175739" calcext:value-type="float">
            <text:p>-0.0279</text:p>
          </table:table-cell>
          <table:table-cell table:formula="of:=AVERAGE([.C24:.C28])" office:value-type="float" office:value="-0.0100904606459515" calcext:value-type="float">
            <text:p>-0.0101</text:p>
          </table:table-cell>
          <table:table-cell table:formula="of:=(POWER([.C28]-[.D28];2)+POWER([.C27]-[.D28];2)+POWER([.C26]-[.D28];2)+POWER([.C25]-[.D28];2)+POWER([.C24]-[.D28];2))/5" office:value-type="float" office:value="0.000168922732823919" calcext:value-type="float">
            <text:p>0.000168922732824</text:p>
          </table:table-cell>
          <table:table-cell table:formula="of:=(([.C28]-[.D28])*([.C26]-[.D26])+([.C27]-[.D28])*([.C25]-[.D26])+([.C26]-[.D28])*([.C24]-[.D26])+([.C25]-[.D28])*([.C23]-[.D26])+([.C24]-[.D28])*([.C22]-[.D26]))/5" office:value-type="float" office:value="-0.0000781613952760179" calcext:value-type="float">
            <text:p>-7.81613952760179E-05</text:p>
          </table:table-cell>
          <table:table-cell table:formula="of:=[.F28]/(SQRT([.E28])*SQRT([.E26]))" office:value-type="float" office:value="-0.636064922119465" calcext:value-type="float">
            <text:p>-0.6360649221194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8]-1" office:value-type="float" office:value="0.0185185185185186" calcext:value-type="float">
            <text:p>0.0185</text:p>
          </table:table-cell>
          <table:table-cell table:formula="of:=AVERAGE([.C25:.C29])" office:value-type="float" office:value="-0.00454343896989748" calcext:value-type="float">
            <text:p>-0.0045</text:p>
          </table:table-cell>
          <table:table-cell table:formula="of:=(POWER([.C29]-[.D29];2)+POWER([.C28]-[.D29];2)+POWER([.C27]-[.D29];2)+POWER([.C26]-[.D29];2)+POWER([.C25]-[.D29];2))/5" office:value-type="float" office:value="0.000301695291086427" calcext:value-type="float">
            <text:p>0.000301695291086</text:p>
          </table:table-cell>
          <table:table-cell table:formula="of:=(([.C29]-[.D29])*([.C27]-[.D27])+([.C28]-[.D29])*([.C26]-[.D27])+([.C27]-[.D29])*([.C25]-[.D27])+([.C26]-[.D29])*([.C24]-[.D27])+([.C25]-[.D29])*([.C23]-[.D27]))/5" office:value-type="float" office:value="0.000000137601377388615" calcext:value-type="float">
            <text:p>1.37601377388615E-07</text:p>
          </table:table-cell>
          <table:table-cell table:formula="of:=[.F29]/(SQRT([.E29])*SQRT([.E27]))" office:value-type="float" office:value="0.000793892082567241" calcext:value-type="float">
            <text:p>0.0007938920825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9]-1" office:value-type="float" office:value="-0.0303030303030304" calcext:value-type="float">
            <text:p>-0.0303</text:p>
          </table:table-cell>
          <table:table-cell table:formula="of:=AVERAGE([.C26:.C30])" office:value-type="float" office:value="-0.00671398160555643" calcext:value-type="float">
            <text:p>-0.0067</text:p>
          </table:table-cell>
          <table:table-cell table:formula="of:=(POWER([.C30]-[.D30];2)+POWER([.C29]-[.D30];2)+POWER([.C28]-[.D30];2)+POWER([.C27]-[.D30];2)+POWER([.C26]-[.D30];2))/5" office:value-type="float" office:value="0.000385252341618579" calcext:value-type="float">
            <text:p>0.000385252341619</text:p>
          </table:table-cell>
          <table:table-cell table:formula="of:=(([.C30]-[.D30])*([.C28]-[.D28])+([.C29]-[.D30])*([.C27]-[.D28])+([.C28]-[.D30])*([.C26]-[.D28])+([.C27]-[.D30])*([.C25]-[.D28])+([.C26]-[.D30])*([.C24]-[.D28]))/5" office:value-type="float" office:value="0.000128032190180406" calcext:value-type="float">
            <text:p>0.00012803219018</text:p>
          </table:table-cell>
          <table:table-cell table:formula="of:=[.F30]/(SQRT([.E30])*SQRT([.E28]))" office:value-type="float" office:value="0.501882995992859" calcext:value-type="float">
            <text:p>0.5018829959928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30]-1" office:value-type="float" office:value="-0.0102678571428571" calcext:value-type="float">
            <text:p>-0.0103</text:p>
          </table:table-cell>
          <table:table-cell table:formula="of:=AVERAGE([.C27:.C31])" office:value-type="float" office:value="-0.00799135639764661" calcext:value-type="float">
            <text:p>-0.0080</text:p>
          </table:table-cell>
          <table:table-cell table:formula="of:=(POWER([.C31]-[.D31];2)+POWER([.C30]-[.D31];2)+POWER([.C29]-[.D31];2)+POWER([.C28]-[.D31];2)+POWER([.C27]-[.D31];2))/5" office:value-type="float" office:value="0.000384541485512922" calcext:value-type="float">
            <text:p>0.000384541485513</text:p>
          </table:table-cell>
          <table:table-cell table:formula="of:=(([.C31]-[.D31])*([.C29]-[.D29])+([.C30]-[.D31])*([.C28]-[.D29])+([.C29]-[.D31])*([.C27]-[.D29])+([.C28]-[.D31])*([.C26]-[.D29])+([.C27]-[.D31])*([.C25]-[.D29]))/5" office:value-type="float" office:value="0.000114288130689889" calcext:value-type="float">
            <text:p>0.00011428813069</text:p>
          </table:table-cell>
          <table:table-cell table:formula="of:=[.F31]/(SQRT([.E31])*SQRT([.E29]))" office:value-type="float" office:value="0.335540744428851" calcext:value-type="float">
            <text:p>0.335540744428851</text:p>
          </table:table-cell>
          <table:table-cell table:number-columns-repeated="4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09:14:07.365786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09:14:47.840800750</dc:date>
    <meta:editing-duration>P1DT13H8M1S</meta:editing-duration>
    <meta:editing-cycles>63</meta:editing-cycles>
    <meta:generator>LibreOffice/6.0.6.2$Linux_X86_64 LibreOffice_project/00m0$Build-2</meta:generator>
    <meta:document-statistic meta:table-count="1" meta:cell-count="217" meta:object-count="0"/>
  </office:meta>
</office:document-meta>
</file>